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05176" officeooo:paragraph-rsid="00105176"/>
    </style:style>
    <style:style style:name="P2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20f86" officeooo:paragraph-rsid="00120f86" style:font-weight-asian="bold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f4e7f" officeooo:paragraph-rsid="001f4e7f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20f86" officeooo:paragraph-rsid="00120f86"/>
    </style:style>
    <style:style style:name="P5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3e905" officeooo:paragraph-rsid="0013e905"/>
    </style:style>
    <style:style style:name="P6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58f95" officeooo:paragraph-rsid="00158f95"/>
    </style:style>
    <style:style style:name="P7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692aa" officeooo:paragraph-rsid="001692aa"/>
    </style:style>
    <style:style style:name="P8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8fe25" officeooo:paragraph-rsid="0018fe25"/>
    </style:style>
    <style:style style:name="P9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e8ad4" officeooo:paragraph-rsid="001e8ad4"/>
    </style:style>
    <style:style style:name="T1" style:family="text">
      <style:text-properties officeooo:rsid="0010d4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0f8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e905"/>
    </style:style>
    <style:style style:name="T6" style:family="text">
      <style:text-properties officeooo:rsid="00184c93"/>
    </style:style>
    <style:style style:name="T7" style:family="text">
      <style:text-properties officeooo:rsid="00195b66"/>
    </style:style>
    <style:style style:name="T8" style:family="text">
      <style:text-properties officeooo:rsid="001afdea"/>
    </style:style>
    <style:style style:name="T9" style:family="text">
      <style:text-properties officeooo:rsid="001cb7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202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ловарь понятий используемых в разработке <text:span text:style-name="T13">серверной части продукта</text:span>.</text:p>
      <text:p text:style-name="P2">Карточка<text:span text:style-name="T4"> — сущность бизнес-логики, которая группирует различного рода данные в одну логическую единицу. Например «Карточка пользователь» - может группировать такие данные, как: логин, пароль, дата создания, токен доступа. Каждая такая единица данных, которая группируется в карточку называется: поле.</text:span></text:p>
      <text:p text:style-name="P4"><text:span text:style-name="T2">Поле</text:span><text:span text:style-name="T4"> — единица информации в карточке. Поле может представлять из себя данные любого типа, формы и содержания, например: дата, имя, количество, сумма и т д.</text:span></text:p>
      <text:p text:style-name="P1"><text:span text:style-name="T2">Domain</text:span> — модель данных, сущность, единица бизнес-логики. Это то с чем мы будем работать внутри нашего сервиса. С чем сервис сам непосредственно будет работать. <text:span text:style-name="T3">Domain — можно представить, как карточку, только уже реализованную с которой работает конечный сервис бизнес-логики.</text:span></text:p>
      <text:p text:style-name="P4"><text:span text:style-name="T2">Сервис</text:span> — это структура, которая содержит методы обработки доменных моделей данных.</text:p>
      <text:p text:style-name="P4"><text:span text:style-name="T2">Store (хранилище)</text:span> — это структура, которая содержит методы для получения, сохранения и обновления доменных моделей данных.</text:p>
      <text:p text:style-name="P4"><text:span text:style-name="T2">Репозиторий</text:span> — это интерфейс взаимодействия с неким хранилищем <text:span text:style-name="T5">(Store), он описывает как будут получаться, сохраняться и обновляться доменные модели.</text:span></text:p>
      <text:p text:style-name="P5"><text:span text:style-name="T2">Config</text:span> — хранит основную конфигурацию сервиса загружаемую во время запуска. Основной единицей хранения конфигурационных данных служит файл: .env. Таким образом данные берутся из переменных среды окружения.</text:p>
      <text:p text:style-name="P6"><text:span text:style-name="T2">DTO (data-transfer-object)</text:span> — структура данных с помощью которой идёт обмен ими между фронт и бэк частью приложения. Данные в структуре DTO хранятся в неком «промежуточном» варианте со специальным форматированием для удобной транспортировки. После прибытия их в конечный пункт, данная структура преобразовывается к Domain.</text:p>
      <text:p text:style-name="P7"><text:span text:style-name="T2">Middleware</text:span> — промежуточное программное обеспечение. Представляет из себя декоратор — функцию, которая «оборачивает» другую функцию и выполняет полезную нагрузку перед, или после выполнения основной функции. Промежуточное программное обеспечение помогает встраивать слои логики, которые изолированы и не нарушают логику других слоёв. <text:span text:style-name="T6">Промежуточное программное обеспечение будет делится на два вида: уровня сервиса и уровня конечной точки.</text:span></text:p>
      <text:p text:style-name="P8"><text:span text:style-name="T2">Endpoints</text:span> — конечные точки. Вход для начала работы сервиса. <text:span text:style-name="T7">Выполняют преобразование данных между DTO и Domain, вызывают нужные методы сервисов. </text:span><text:span text:style-name="T8">Возвращают </text:span><text:span text:style-name="T9">обработанные</text:span><text:span text:style-name="T8"> данные сервисом обратно в ответе на запрос.</text:span></text:p>
      <text:p text:style-name="P9"><text:span text:style-name="T12">Transport</text:span> — пакет содержащий внешнее API сервиса. Это может быть любой транспортный протокол: HTTP, gRPC и т д. В качестве параметров принимает endpoint и функции кодирования и декодирования входящих 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2:46:14.466765346</meta:creation-date>
    <dc:date>2023-03-01T18:41:36.806164106</dc:date>
    <meta:editing-duration>PT1H24M1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25" meta:character-count="2534" meta:non-whitespace-character-count="2208"/>
  </office:meta>
</office:document-meta>
</file>